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Year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ence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Gain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Peak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Rang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lbum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rtist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No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Accuracy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TZOffse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music video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ked Fields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pertur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Exposur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so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ak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odel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ata Languag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B Link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iginal Title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has Thumbn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Art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Name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Poster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 title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ck Count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ed Tracks</text:p>
          </table:table-cell>
          <table:table-cell office:value-type="string" calcext:value-type="string">
            <text:p>N/A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H18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22:27:26.732804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00:38:38.983047102</meta:creation-date>
    <dc:date>2021-03-30T22:27:37.536506891</dc:date>
    <meta:editing-duration>PT13H4M52S</meta:editing-duration>
    <meta:editing-cycles>184</meta:editing-cycles>
    <meta:generator>LibreOffice/7.1.1.2$Linux_X86_64 LibreOffice_project/10$Build-2</meta:generator>
    <meta:document-statistic meta:table-count="1" meta:cell-count="1479" meta:object-count="0"/>
  </office:meta>
</office:document-meta>
</file>